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quote-cjk-patch, Inter, system-" svg:font-family="quote-cjk-patch, Inter, system-" style:font-family-generic="system"/>
    <style:font-face style:name="Menlo, 'Roboto Mono', 'Courier " svg:font-family="Menlo, 'Roboto Mono', 'Courier 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1965in"/>
      </text:list-level-style-number>
      <text:list-level-style-number text:level="2" style:num-suffix="." style:num-format="1">
        <style:list-level-properties text:space-before="0.7881in" text:min-label-width="0.1965in"/>
      </text:list-level-style-number>
      <text:list-level-style-number text:level="3" style:num-suffix="." style:num-format="1">
        <style:list-level-properties text:space-before="1.2805in" text:min-label-width="0.1965in"/>
      </text:list-level-style-number>
      <text:list-level-style-number text:level="4" style:num-suffix="." style:num-format="1">
        <style:list-level-properties text:space-before="1.7729in" text:min-label-width="0.1965in"/>
      </text:list-level-style-number>
      <text:list-level-style-number text:level="5" style:num-suffix="." style:num-format="1">
        <style:list-level-properties text:space-before="2.2652in" text:min-label-width="0.1965in"/>
      </text:list-level-style-number>
      <text:list-level-style-number text:level="6" style:num-suffix="." style:num-format="1">
        <style:list-level-properties text:space-before="2.7576in" text:min-label-width="0.1965in"/>
      </text:list-level-style-number>
      <text:list-level-style-number text:level="7" style:num-suffix="." style:num-format="1">
        <style:list-level-properties text:space-before="3.25in" text:min-label-width="0.1965in"/>
      </text:list-level-style-number>
      <text:list-level-style-number text:level="8" style:num-suffix="." style:num-format="1">
        <style:list-level-properties text:space-before="3.7423in" text:min-label-width="0.1965in"/>
      </text:list-level-style-number>
      <text:list-level-style-number text:level="9" style:num-suffix="." style:num-format="1">
        <style:list-level-properties text:space-before="4.2347in" text:min-label-width="0.1965in"/>
      </text:list-level-style-number>
    </text:list-style>
    <text:list-style style:name="LFO7">
      <text:list-level-style-bullet text:level="1" text:style-name="WW_CharLFO7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8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9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1965in"/>
      </text:list-level-style-number>
      <text:list-level-style-bullet text:level="2" text:style-name="WW_CharLFO14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/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style:language-asian="es" style:language-complex="ar" style:country-complex="SA"/>
    </style:style>
    <style:style style:name="T3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4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5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6" style:parent-style-name="StrongEmphasis" style:family="text">
      <style:text-properties style:font-name="quote-cjk-patch, Inter, system-" fo:color="#404040"/>
    </style:style>
    <style:style style:name="T7" style:parent-style-name="Fuentedepárrafopredeter." style:family="text">
      <style:text-properties style:font-name="quote-cjk-patch, Inter, system-" fo:color="#404040"/>
    </style:style>
    <style:style style:name="T8" style:parent-style-name="Fuentedepárrafopredeter." style:family="text">
      <style:text-properties style:font-name="quote-cjk-patch, Inter, system-" fo:color="#404040"/>
    </style:style>
    <style:style style:name="P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0" style:parent-style-name="StrongEmphasis" style:family="text">
      <style:text-properties style:font-name="quote-cjk-patch, Inter, system-" fo:color="#404040"/>
    </style:style>
    <style:style style:name="T11" style:parent-style-name="Fuentedepárrafopredeter." style:family="text">
      <style:text-properties style:font-name="quote-cjk-patch, Inter, system-" fo:color="#404040"/>
    </style:style>
    <style:style style:name="P12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3" style:parent-style-name="StrongEmphasis" style:family="text">
      <style:text-properties style:font-name="quote-cjk-patch, Inter, system-" fo:color="#404040"/>
    </style:style>
    <style:style style:name="T14" style:parent-style-name="StrongEmphasis" style:family="text">
      <style:text-properties style:font-name="quote-cjk-patch, Inter, system-" fo:color="#404040"/>
    </style:style>
    <style:style style:name="T15" style:parent-style-name="Fuentedepárrafopredeter." style:family="text">
      <style:text-properties style:font-name="quote-cjk-patch, Inter, system-" fo:color="#404040"/>
    </style:style>
    <style:style style:name="P1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7" style:parent-style-name="StrongEmphasis" style:family="text">
      <style:text-properties style:font-name="quote-cjk-patch, Inter, system-" fo:color="#404040"/>
    </style:style>
    <style:style style:name="T18" style:parent-style-name="Fuentedepárrafopredeter." style:family="text">
      <style:text-properties style:font-name="quote-cjk-patch, Inter, system-" fo:color="#404040"/>
    </style:style>
    <style:style style:name="T19" style:parent-style-name="Fuentedepárrafopredeter." style:family="text">
      <style:text-properties style:font-name="quote-cjk-patch, Inter, system-" fo:color="#404040"/>
    </style:style>
    <style:style style:name="P20" style:parent-style-name="HorizontalLine" style:family="paragraph">
      <style:paragraph-properties fo:margin-bottom="0.125in"/>
    </style:style>
    <style:style style:name="P21" style:parent-style-name="Título3" style:family="paragraph">
      <style:paragraph-properties fo:margin-top="0.1875in" fo:margin-bottom="0.1354in" fo:line-height="150%"/>
    </style:style>
    <style:style style:name="T22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23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24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25" style:parent-style-name="StrongEmphasis" style:family="text">
      <style:text-properties style:font-name="quote-cjk-patch, Inter, system-" fo:color="#404040"/>
    </style:style>
    <style:style style:name="T26" style:parent-style-name="Fuentedepárrafopredeter." style:family="text">
      <style:text-properties style:font-name="quote-cjk-patch, Inter, system-" fo:color="#404040"/>
    </style:style>
    <style:style style:name="P27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28" style:parent-style-name="StrongEmphasis" style:family="text">
      <style:text-properties style:font-name="quote-cjk-patch, Inter, system-" fo:color="#404040"/>
    </style:style>
    <style:style style:name="T29" style:parent-style-name="Fuentedepárrafopredeter." style:family="text">
      <style:text-properties style:font-name="quote-cjk-patch, Inter, system-" fo:color="#404040"/>
    </style:style>
    <style:style style:name="P30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31" style:parent-style-name="StrongEmphasis" style:family="text">
      <style:text-properties style:font-name="quote-cjk-patch, Inter, system-" fo:color="#404040"/>
    </style:style>
    <style:style style:name="T32" style:parent-style-name="Fuentedepárrafopredeter." style:family="text">
      <style:text-properties style:font-name="quote-cjk-patch, Inter, system-" fo:color="#404040"/>
    </style:style>
    <style:style style:name="P33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34" style:parent-style-name="StrongEmphasis" style:family="text">
      <style:text-properties style:font-name="quote-cjk-patch, Inter, system-" fo:color="#404040"/>
    </style:style>
    <style:style style:name="T35" style:parent-style-name="StrongEmphasis" style:family="text">
      <style:text-properties style:font-name="quote-cjk-patch, Inter, system-" fo:color="#404040"/>
    </style:style>
    <style:style style:name="T36" style:parent-style-name="Fuentedepárrafopredeter." style:family="text">
      <style:text-properties style:font-name="quote-cjk-patch, Inter, system-" fo:color="#404040"/>
    </style:style>
    <style:style style:name="P37" style:parent-style-name="HorizontalLine" style:family="paragraph">
      <style:paragraph-properties fo:margin-bottom="0.125in"/>
    </style:style>
    <style:style style:name="P38" style:parent-style-name="Título3" style:family="paragraph">
      <style:paragraph-properties fo:margin-top="0.1875in" fo:margin-bottom="0.1354in" fo:line-height="150%"/>
    </style:style>
    <style:style style:name="T39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40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41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42" style:parent-style-name="StrongEmphasis" style:family="text">
      <style:text-properties style:font-name="quote-cjk-patch, Inter, system-" fo:color="#404040"/>
    </style:style>
    <style:style style:name="T43" style:parent-style-name="Fuentedepárrafopredeter." style:family="text">
      <style:text-properties style:font-name="quote-cjk-patch, Inter, system-" fo:color="#404040"/>
    </style:style>
    <style:style style:name="T44" style:parent-style-name="Fuentedepárrafopredeter." style:family="text">
      <style:text-properties style:font-name="quote-cjk-patch, Inter, system-" fo:color="#404040"/>
    </style:style>
    <style:style style:name="P45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46" style:parent-style-name="StrongEmphasis" style:family="text">
      <style:text-properties style:font-name="quote-cjk-patch, Inter, system-" fo:color="#404040"/>
    </style:style>
    <style:style style:name="T47" style:parent-style-name="Fuentedepárrafopredeter." style:family="text">
      <style:text-properties style:font-name="quote-cjk-patch, Inter, system-" fo:color="#404040"/>
    </style:style>
    <style:style style:name="P48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49" style:parent-style-name="StrongEmphasis" style:family="text">
      <style:text-properties style:font-name="quote-cjk-patch, Inter, system-" fo:color="#404040"/>
    </style:style>
    <style:style style:name="T50" style:parent-style-name="Fuentedepárrafopredeter." style:family="text">
      <style:text-properties style:font-name="quote-cjk-patch, Inter, system-" fo:color="#404040"/>
    </style:style>
    <style:style style:name="T51" style:parent-style-name="Fuentedepárrafopredeter." style:family="text">
      <style:text-properties style:font-name="quote-cjk-patch, Inter, system-" fo:color="#404040"/>
    </style:style>
    <style:style style:name="P52" style:parent-style-name="HorizontalLine" style:family="paragraph">
      <style:paragraph-properties fo:margin-bottom="0.125in"/>
    </style:style>
    <style:style style:name="P53" style:parent-style-name="Título3" style:family="paragraph">
      <style:paragraph-properties fo:margin-top="0.1875in" fo:margin-bottom="0.1354in" fo:line-height="150%"/>
    </style:style>
    <style:style style:name="T54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55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5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57" style:parent-style-name="StrongEmphasis" style:family="text">
      <style:text-properties style:font-name="quote-cjk-patch, Inter, system-" fo:color="#404040"/>
    </style:style>
    <style:style style:name="T58" style:parent-style-name="Fuentedepárrafopredeter." style:family="text">
      <style:text-properties style:font-name="quote-cjk-patch, Inter, system-" fo:color="#404040"/>
    </style:style>
    <style:style style:name="P5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60" style:parent-style-name="StrongEmphasis" style:family="text">
      <style:text-properties style:font-name="quote-cjk-patch, Inter, system-" fo:color="#404040"/>
    </style:style>
    <style:style style:name="T61" style:parent-style-name="StrongEmphasis" style:family="text">
      <style:text-properties style:font-name="quote-cjk-patch, Inter, system-" fo:color="#404040"/>
    </style:style>
    <style:style style:name="T62" style:parent-style-name="Fuentedepárrafopredeter." style:family="text">
      <style:text-properties style:font-name="quote-cjk-patch, Inter, system-" fo:color="#404040"/>
    </style:style>
    <style:style style:name="P63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64" style:parent-style-name="StrongEmphasis" style:family="text">
      <style:text-properties style:font-name="quote-cjk-patch, Inter, system-" fo:color="#404040"/>
    </style:style>
    <style:style style:name="T65" style:parent-style-name="Fuentedepárrafopredeter." style:family="text">
      <style:text-properties style:font-name="quote-cjk-patch, Inter, system-" fo:color="#404040"/>
    </style:style>
    <style:style style:name="P66" style:parent-style-name="HorizontalLine" style:family="paragraph">
      <style:paragraph-properties fo:margin-bottom="0.125in"/>
    </style:style>
    <style:style style:name="P67" style:parent-style-name="Título3" style:family="paragraph">
      <style:paragraph-properties fo:margin-top="0.1875in" fo:margin-bottom="0.1354in" fo:line-height="150%"/>
    </style:style>
    <style:style style:name="T68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6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70" style:parent-style-name="StrongEmphasis" style:family="text">
      <style:text-properties style:font-name="quote-cjk-patch, Inter, system-" fo:color="#404040"/>
    </style:style>
    <style:style style:name="T71" style:parent-style-name="Fuentedepárrafopredeter." style:family="text">
      <style:text-properties style:font-name="quote-cjk-patch, Inter, system-" fo:color="#404040"/>
    </style:style>
    <style:style style:name="T72" style:parent-style-name="Fuentedepárrafopredeter." style:family="text">
      <style:text-properties style:font-name="quote-cjk-patch, Inter, system-" fo:color="#404040"/>
    </style:style>
    <style:style style:name="P73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74" style:parent-style-name="StrongEmphasis" style:family="text">
      <style:text-properties style:font-name="quote-cjk-patch, Inter, system-" fo:color="#404040"/>
    </style:style>
    <style:style style:name="T75" style:parent-style-name="Fuentedepárrafopredeter." style:family="text">
      <style:text-properties style:font-name="quote-cjk-patch, Inter, system-" fo:color="#404040"/>
    </style:style>
    <style:style style:name="P76" style:parent-style-name="HorizontalLine" style:family="paragraph">
      <style:paragraph-properties fo:margin-bottom="0.125in"/>
    </style:style>
    <style:style style:name="P77" style:parent-style-name="Título3" style:family="paragraph">
      <style:paragraph-properties fo:margin-top="0.1875in" fo:margin-bottom="0.1354in" fo:line-height="150%"/>
    </style:style>
    <style:style style:name="T78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7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80" style:parent-style-name="StrongEmphasis" style:family="text">
      <style:text-properties style:font-name="quote-cjk-patch, Inter, system-" fo:color="#404040"/>
    </style:style>
    <style:style style:name="T81" style:parent-style-name="Fuentedepárrafopredeter." style:family="text">
      <style:text-properties style:font-name="quote-cjk-patch, Inter, system-" fo:color="#404040"/>
    </style:style>
    <style:style style:name="P82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83" style:parent-style-name="StrongEmphasis" style:family="text">
      <style:text-properties style:font-name="quote-cjk-patch, Inter, system-" fo:color="#404040"/>
    </style:style>
    <style:style style:name="T84" style:parent-style-name="StrongEmphasis" style:family="text">
      <style:text-properties style:font-name="quote-cjk-patch, Inter, system-" fo:color="#404040"/>
    </style:style>
    <style:style style:name="T85" style:parent-style-name="Fuentedepárrafopredeter." style:family="text">
      <style:text-properties style:font-name="quote-cjk-patch, Inter, system-" fo:color="#404040"/>
    </style:style>
    <style:style style:name="P8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87" style:parent-style-name="StrongEmphasis" style:family="text">
      <style:text-properties style:font-name="quote-cjk-patch, Inter, system-" fo:color="#404040"/>
    </style:style>
    <style:style style:name="T88" style:parent-style-name="Fuentedepárrafopredeter." style:family="text">
      <style:text-properties style:font-name="quote-cjk-patch, Inter, system-" fo:color="#404040"/>
    </style:style>
    <style:style style:name="P8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90" style:parent-style-name="StrongEmphasis" style:family="text">
      <style:text-properties style:font-name="quote-cjk-patch, Inter, system-" fo:color="#404040"/>
    </style:style>
    <style:style style:name="T91" style:parent-style-name="Fuentedepárrafopredeter." style:family="text">
      <style:text-properties style:font-name="quote-cjk-patch, Inter, system-" fo:color="#404040"/>
    </style:style>
    <style:style style:name="T92" style:parent-style-name="Fuentedepárrafopredeter." style:family="text">
      <style:text-properties style:font-name="quote-cjk-patch, Inter, system-" fo:color="#404040"/>
    </style:style>
    <style:style style:name="P93" style:parent-style-name="HorizontalLine" style:family="paragraph">
      <style:paragraph-properties fo:margin-bottom="0.125in"/>
    </style:style>
    <style:style style:name="P94" style:parent-style-name="Título3" style:family="paragraph">
      <style:paragraph-properties fo:margin-top="0.1875in" fo:margin-bottom="0.1354in" fo:line-height="150%"/>
    </style:style>
    <style:style style:name="T95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9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97" style:parent-style-name="StrongEmphasis" style:family="text">
      <style:text-properties style:font-name="quote-cjk-patch, Inter, system-" fo:color="#404040"/>
    </style:style>
    <style:style style:name="T98" style:parent-style-name="Fuentedepárrafopredeter." style:family="text">
      <style:text-properties style:font-name="quote-cjk-patch, Inter, system-" fo:color="#404040"/>
    </style:style>
    <style:style style:name="P9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00" style:parent-style-name="StrongEmphasis" style:family="text">
      <style:text-properties style:font-name="quote-cjk-patch, Inter, system-" fo:color="#404040"/>
    </style:style>
    <style:style style:name="T101" style:parent-style-name="Fuentedepárrafopredeter." style:family="text">
      <style:text-properties style:font-name="quote-cjk-patch, Inter, system-" fo:color="#404040"/>
    </style:style>
    <style:style style:name="P102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03" style:parent-style-name="StrongEmphasis" style:family="text">
      <style:text-properties style:font-name="quote-cjk-patch, Inter, system-" fo:color="#404040"/>
    </style:style>
    <style:style style:name="T104" style:parent-style-name="Fuentedepárrafopredeter." style:family="text">
      <style:text-properties style:font-name="quote-cjk-patch, Inter, system-" fo:color="#404040"/>
    </style:style>
    <style:style style:name="T105" style:parent-style-name="Fuentedepárrafopredeter." style:family="text">
      <style:text-properties style:font-name="quote-cjk-patch, Inter, system-" fo:color="#404040"/>
    </style:style>
    <style:style style:name="P106" style:parent-style-name="Textbody" style:family="paragraph">
      <style:paragraph-properties fo:margin-bottom="0.1354in" style:line-height-at-least="0.2916in"/>
    </style:style>
    <style:style style:name="T107" style:parent-style-name="Fuentedepárrafopredeter." style:family="text">
      <style:text-properties style:font-name="quote-cjk-patch, Inter, system-" fo:color="#404040"/>
    </style:style>
    <style:style style:name="T108" style:parent-style-name="StrongEmphasis" style:family="text">
      <style:text-properties style:font-name="quote-cjk-patch, Inter, system-" fo:color="#404040"/>
    </style:style>
    <style:style style:name="T109" style:parent-style-name="Fuentedepárrafopredeter." style:family="text">
      <style:text-properties style:font-name="quote-cjk-patch, Inter, system-" fo:color="#404040"/>
    </style:style>
    <style:style style:name="T110" style:parent-style-name="Fuentedepárrafopredeter." style:family="text">
      <style:text-properties style:font-name="quote-cjk-patch, Inter, system-" fo:color="#404040"/>
    </style:style>
    <style:style style:name="P111" style:parent-style-name="HorizontalLine" style:family="paragraph">
      <style:paragraph-properties fo:margin-bottom="0in"/>
    </style:style>
    <style:style style:name="P112" style:parent-style-name="Título3" style:family="paragraph">
      <style:paragraph-properties fo:margin-top="0.1875in" fo:margin-bottom="0.1354in" fo:line-height="150%"/>
    </style:style>
    <style:style style:name="T113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114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115" style:parent-style-name="Textbody" style:family="paragraph">
      <style:paragraph-properties fo:margin-bottom="0.0416in" style:line-height-at-least="0.2916in" fo:margin-left="0in" fo:text-indent="0in">
        <style:tab-stops/>
      </style:paragraph-properties>
    </style:style>
    <style:style style:name="T116" style:parent-style-name="StrongEmphasis" style:family="text">
      <style:text-properties style:font-name="quote-cjk-patch, Inter, system-" fo:color="#404040"/>
    </style:style>
    <style:style style:name="T117" style:parent-style-name="Fuentedepárrafopredeter." style:family="text">
      <style:text-properties style:font-name="quote-cjk-patch, Inter, system-" fo:color="#404040"/>
    </style:style>
    <style:style style:name="P118" style:parent-style-name="Textbody" style:family="paragraph">
      <style:paragraph-properties fo:margin-bottom="0in" style:line-height-at-least="0.2916in" fo:margin-left="0in" fo:text-indent="0in">
        <style:tab-stops/>
      </style:paragraph-properties>
      <style:text-properties style:font-name="quote-cjk-patch, Inter, system-" fo:color="#404040"/>
    </style:style>
    <style:style style:name="P11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20" style:parent-style-name="Fuentedepárrafopredeter." style:family="text">
      <style:text-properties style:font-name="quote-cjk-patch, Inter, system-" fo:color="#404040"/>
    </style:style>
    <style:style style:name="T121" style:parent-style-name="SourceText" style:family="text">
      <style:text-properties style:font-name="Menlo, 'Roboto Mono', 'Courier " fo:font-weight="bold" style:font-weight-asian="bold" fo:color="#404040" fo:background-color="#ECECEC"/>
    </style:style>
    <style:style style:name="T122" style:parent-style-name="Fuentedepárrafopredeter." style:family="text">
      <style:text-properties style:font-name="quote-cjk-patch, Inter, system-" fo:color="#404040"/>
    </style:style>
    <style:style style:name="P123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24" style:parent-style-name="StrongEmphasis" style:family="text">
      <style:text-properties style:font-name="quote-cjk-patch, Inter, system-" fo:color="#404040"/>
    </style:style>
    <style:style style:name="T125" style:parent-style-name="Fuentedepárrafopredeter." style:family="text">
      <style:text-properties style:font-name="quote-cjk-patch, Inter, system-" fo:color="#404040"/>
    </style:style>
    <style:style style:name="P12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27" style:parent-style-name="StrongEmphasis" style:family="text">
      <style:text-properties style:font-name="quote-cjk-patch, Inter, system-" fo:color="#404040"/>
    </style:style>
    <style:style style:name="T128" style:parent-style-name="StrongEmphasis" style:family="text">
      <style:text-properties style:font-name="quote-cjk-patch, Inter, system-" fo:color="#404040"/>
    </style:style>
    <style:style style:name="T129" style:parent-style-name="Fuentedepárrafopredeter." style:family="text">
      <style:text-properties style:font-name="quote-cjk-patch, Inter, system-" fo:color="#404040"/>
    </style:style>
    <style:style style:name="P130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31" style:parent-style-name="StrongEmphasis" style:family="text">
      <style:text-properties style:font-name="quote-cjk-patch, Inter, system-" fo:color="#404040"/>
    </style:style>
    <style:style style:name="T132" style:parent-style-name="Fuentedepárrafopredeter." style:family="text">
      <style:text-properties style:font-name="quote-cjk-patch, Inter, system-" fo:color="#404040"/>
    </style:style>
    <style:style style:name="P133" style:parent-style-name="HorizontalLine" style:family="paragraph">
      <style:paragraph-properties fo:margin-bottom="0in"/>
    </style:style>
    <style:style style:name="P134" style:parent-style-name="Título3" style:family="paragraph">
      <style:paragraph-properties fo:margin-top="0.1875in" fo:margin-bottom="0.1354in" fo:line-height="150%"/>
    </style:style>
    <style:style style:name="T135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136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137" style:parent-style-name="Textbody" style:family="paragraph">
      <style:paragraph-properties fo:margin-bottom="0.0416in" style:line-height-at-least="0.2916in" fo:margin-left="0in" fo:text-indent="0in">
        <style:tab-stops/>
      </style:paragraph-properties>
    </style:style>
    <style:style style:name="T138" style:parent-style-name="StrongEmphasis" style:family="text">
      <style:text-properties style:font-name="quote-cjk-patch, Inter, system-" fo:color="#404040"/>
    </style:style>
    <style:style style:name="T139" style:parent-style-name="Fuentedepárrafopredeter." style:family="text">
      <style:text-properties style:font-name="quote-cjk-patch, Inter, system-" fo:color="#404040"/>
    </style:style>
    <style:style style:name="P140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41" style:parent-style-name="Fuentedepárrafopredeter." style:family="text">
      <style:text-properties style:font-name="quote-cjk-patch, Inter, system-" fo:color="#404040"/>
    </style:style>
    <style:style style:name="T142" style:parent-style-name="SourceText" style:family="text">
      <style:text-properties style:font-name="Menlo, 'Roboto Mono', 'Courier " fo:font-weight="bold" style:font-weight-asian="bold" fo:color="#404040" fo:background-color="#ECECEC"/>
    </style:style>
    <style:style style:name="T143" style:parent-style-name="Fuentedepárrafopredeter." style:family="text">
      <style:text-properties style:font-name="quote-cjk-patch, Inter, system-" fo:color="#404040"/>
    </style:style>
    <style:style style:name="P144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45" style:parent-style-name="StrongEmphasis" style:family="text">
      <style:text-properties style:font-name="quote-cjk-patch, Inter, system-" fo:color="#404040"/>
    </style:style>
    <style:style style:name="T146" style:parent-style-name="Fuentedepárrafopredeter." style:family="text">
      <style:text-properties style:font-name="quote-cjk-patch, Inter, system-" fo:color="#404040"/>
    </style:style>
    <style:style style:name="P147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48" style:parent-style-name="StrongEmphasis" style:family="text">
      <style:text-properties style:font-name="quote-cjk-patch, Inter, system-" fo:color="#404040"/>
    </style:style>
    <style:style style:name="T149" style:parent-style-name="StrongEmphasis" style:family="text">
      <style:text-properties style:font-name="quote-cjk-patch, Inter, system-" fo:color="#404040"/>
    </style:style>
    <style:style style:name="T150" style:parent-style-name="Fuentedepárrafopredeter." style:family="text">
      <style:text-properties style:font-name="quote-cjk-patch, Inter, system-" fo:color="#404040"/>
    </style:style>
    <style:style style:name="P151" style:parent-style-name="HorizontalLine" style:family="paragraph">
      <style:paragraph-properties fo:margin-bottom="0in"/>
    </style:style>
    <style:style style:name="P152" style:parent-style-name="Título3" style:family="paragraph">
      <style:paragraph-properties fo:margin-top="0.1875in" fo:margin-bottom="0.1354in" fo:line-height="150%"/>
    </style:style>
    <style:style style:name="T153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154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155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56" style:parent-style-name="StrongEmphasis" style:family="text">
      <style:text-properties style:font-name="quote-cjk-patch, Inter, system-" fo:color="#404040"/>
    </style:style>
    <style:style style:name="T157" style:parent-style-name="StrongEmphasis" style:family="text">
      <style:text-properties style:font-name="quote-cjk-patch, Inter, system-" fo:color="#404040"/>
    </style:style>
    <style:style style:name="T158" style:parent-style-name="Fuentedepárrafopredeter." style:family="text">
      <style:text-properties style:font-name="quote-cjk-patch, Inter, system-" fo:color="#404040"/>
    </style:style>
    <style:style style:name="P15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60" style:parent-style-name="StrongEmphasis" style:family="text">
      <style:text-properties style:font-name="quote-cjk-patch, Inter, system-" fo:color="#404040"/>
    </style:style>
    <style:style style:name="T161" style:parent-style-name="Fuentedepárrafopredeter." style:family="text">
      <style:text-properties style:font-name="quote-cjk-patch, Inter, system-" fo:color="#404040"/>
    </style:style>
    <style:style style:name="P162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63" style:parent-style-name="StrongEmphasis" style:family="text">
      <style:text-properties style:font-name="quote-cjk-patch, Inter, system-" fo:color="#404040"/>
    </style:style>
    <style:style style:name="T164" style:parent-style-name="Fuentedepárrafopredeter." style:family="text">
      <style:text-properties style:font-name="quote-cjk-patch, Inter, system-" fo:color="#404040"/>
    </style:style>
    <style:style style:name="P165" style:parent-style-name="HorizontalLine" style:family="paragraph">
      <style:paragraph-properties fo:margin-bottom="0in"/>
    </style:style>
    <style:style style:name="P166" style:parent-style-name="Título3" style:family="paragraph">
      <style:paragraph-properties fo:margin-top="0.1875in" fo:margin-bottom="0.1354in" fo:line-height="150%"/>
    </style:style>
    <style:style style:name="T167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168" style:parent-style-name="Textbody" style:family="paragraph">
      <style:paragraph-properties fo:margin-top="0.1354in" fo:margin-bottom="0.1354in" style:line-height-at-least="0.2916in"/>
      <style:text-properties style:font-name="quote-cjk-patch, Inter, system-" fo:color="#404040"/>
    </style:style>
    <style:style style:name="P169" style:parent-style-name="Textbody" style:family="paragraph">
      <style:paragraph-properties fo:margin-bottom="0.0416in" style:line-height-at-least="0.2916in" fo:margin-left="0in" fo:text-indent="0in">
        <style:tab-stops/>
      </style:paragraph-properties>
    </style:style>
    <style:style style:name="T170" style:parent-style-name="StrongEmphasis" style:family="text">
      <style:text-properties style:font-name="quote-cjk-patch, Inter, system-" fo:color="#404040"/>
    </style:style>
    <style:style style:name="T171" style:parent-style-name="Fuentedepárrafopredeter." style:family="text">
      <style:text-properties style:font-name="quote-cjk-patch, Inter, system-" fo:color="#404040"/>
    </style:style>
    <style:style style:name="P172" style:parent-style-name="Textbody" style:family="paragraph">
      <style:paragraph-properties fo:margin-bottom="0in" style:line-height-at-least="0.2916in" fo:margin-left="0in" fo:text-indent="0in">
        <style:tab-stops/>
      </style:paragraph-properties>
      <style:text-properties style:font-name="quote-cjk-patch, Inter, system-" fo:color="#404040"/>
    </style:style>
    <style:style style:name="P173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74" style:parent-style-name="StrongEmphasis" style:family="text">
      <style:text-properties style:font-name="quote-cjk-patch, Inter, system-" fo:color="#404040"/>
    </style:style>
    <style:style style:name="T175" style:parent-style-name="Fuentedepárrafopredeter." style:family="text">
      <style:text-properties style:font-name="quote-cjk-patch, Inter, system-" fo:color="#404040"/>
    </style:style>
    <style:style style:name="P17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77" style:parent-style-name="StrongEmphasis" style:family="text">
      <style:text-properties style:font-name="quote-cjk-patch, Inter, system-" fo:color="#404040"/>
    </style:style>
    <style:style style:name="T178" style:parent-style-name="StrongEmphasis" style:family="text">
      <style:text-properties style:font-name="quote-cjk-patch, Inter, system-" fo:color="#404040"/>
    </style:style>
    <style:style style:name="T179" style:parent-style-name="Fuentedepárrafopredeter." style:family="text">
      <style:text-properties style:font-name="quote-cjk-patch, Inter, system-" fo:color="#404040"/>
    </style:style>
    <style:style style:name="P180" style:parent-style-name="HorizontalLine" style:family="paragraph">
      <style:paragraph-properties fo:margin-bottom="0in"/>
    </style:style>
    <style:style style:name="P181" style:parent-style-name="Título3" style:family="paragraph">
      <style:paragraph-properties fo:margin-top="0.1875in" fo:margin-bottom="0.1354in" fo:line-height="150%"/>
    </style:style>
    <style:style style:name="T182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183" style:parent-style-name="Textbody" style:family="paragraph">
      <style:paragraph-properties fo:margin-bottom="0.0416in" style:line-height-at-least="0.2916in" fo:margin-left="0in" fo:text-indent="0in">
        <style:tab-stops/>
      </style:paragraph-properties>
    </style:style>
    <style:style style:name="T184" style:parent-style-name="StrongEmphasis" style:family="text">
      <style:text-properties style:font-name="quote-cjk-patch, Inter, system-" fo:color="#404040"/>
    </style:style>
    <style:style style:name="T185" style:parent-style-name="Fuentedepárrafopredeter." style:family="text">
      <style:text-properties style:font-name="quote-cjk-patch, Inter, system-" fo:color="#404040"/>
    </style:style>
    <style:style style:name="P18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87" style:parent-style-name="Fuentedepárrafopredeter." style:family="text">
      <style:text-properties style:font-name="quote-cjk-patch, Inter, system-" fo:color="#404040"/>
    </style:style>
    <style:style style:name="T188" style:parent-style-name="SourceText" style:family="text">
      <style:text-properties style:font-name="Menlo, 'Roboto Mono', 'Courier " fo:font-weight="bold" style:font-weight-asian="bold" fo:color="#404040" fo:background-color="#ECECEC"/>
    </style:style>
    <style:style style:name="T189" style:parent-style-name="Fuentedepárrafopredeter." style:family="text">
      <style:text-properties style:font-name="quote-cjk-patch, Inter, system-" fo:color="#404040"/>
    </style:style>
    <style:style style:name="P190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91" style:parent-style-name="StrongEmphasis" style:family="text">
      <style:text-properties style:font-name="quote-cjk-patch, Inter, system-" fo:color="#404040"/>
    </style:style>
    <style:style style:name="T192" style:parent-style-name="Fuentedepárrafopredeter." style:family="text">
      <style:text-properties style:font-name="quote-cjk-patch, Inter, system-" fo:color="#404040"/>
    </style:style>
    <style:style style:name="P193" style:parent-style-name="HorizontalLine" style:family="paragraph">
      <style:paragraph-properties fo:margin-bottom="0in"/>
    </style:style>
    <style:style style:name="P194" style:parent-style-name="Título3" style:family="paragraph">
      <style:paragraph-properties fo:margin-top="0.1875in" fo:margin-bottom="0.1354in" fo:line-height="150%"/>
    </style:style>
    <style:style style:name="T195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19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197" style:parent-style-name="StrongEmphasis" style:family="text">
      <style:text-properties style:font-name="quote-cjk-patch, Inter, system-" fo:color="#404040"/>
    </style:style>
    <style:style style:name="T198" style:parent-style-name="Fuentedepárrafopredeter." style:family="text">
      <style:text-properties style:font-name="quote-cjk-patch, Inter, system-" fo:color="#404040"/>
    </style:style>
    <style:style style:name="P199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200" style:parent-style-name="StrongEmphasis" style:family="text">
      <style:text-properties style:font-name="quote-cjk-patch, Inter, system-" fo:color="#404040"/>
    </style:style>
    <style:style style:name="T201" style:parent-style-name="Fuentedepárrafopredeter." style:family="text">
      <style:text-properties style:font-name="quote-cjk-patch, Inter, system-" fo:color="#404040"/>
    </style:style>
    <style:style style:name="T202" style:parent-style-name="Fuentedepárrafopredeter." style:family="text">
      <style:text-properties style:font-name="quote-cjk-patch, Inter, system-" fo:color="#404040"/>
    </style:style>
    <style:style style:name="P203" style:parent-style-name="HorizontalLine" style:family="paragraph">
      <style:paragraph-properties fo:margin-bottom="0in"/>
    </style:style>
    <style:style style:name="P204" style:parent-style-name="Título3" style:family="paragraph">
      <style:paragraph-properties fo:margin-top="0.1875in" fo:margin-bottom="0.1354in" fo:line-height="150%"/>
    </style:style>
    <style:style style:name="T205" style:parent-style-name="StrongEmphasis" style:family="text">
      <style:text-properties style:font-name="quote-cjk-patch, Inter, system-" fo:font-weight="bold" style:font-weight-asian="bold" fo:color="#404040" fo:font-size="13.5pt" style:font-size-asian="13.5pt"/>
    </style:style>
    <style:style style:name="P206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207" style:parent-style-name="StrongEmphasis" style:family="text">
      <style:text-properties style:font-name="quote-cjk-patch, Inter, system-" fo:color="#404040"/>
    </style:style>
    <style:style style:name="T208" style:parent-style-name="Fuentedepárrafopredeter." style:family="text">
      <style:text-properties style:font-name="quote-cjk-patch, Inter, system-" fo:color="#404040"/>
    </style:style>
    <style:style style:name="P209" style:parent-style-name="Textbody" style:family="paragraph">
      <style:paragraph-properties fo:margin-bottom="0.0416in" style:line-height-at-least="0.2916in" fo:margin-left="0in" fo:text-indent="0in">
        <style:tab-stops/>
      </style:paragraph-properties>
    </style:style>
    <style:style style:name="T210" style:parent-style-name="StrongEmphasis" style:family="text">
      <style:text-properties style:font-name="quote-cjk-patch, Inter, system-" fo:color="#404040"/>
    </style:style>
    <style:style style:name="T211" style:parent-style-name="Fuentedepárrafopredeter." style:family="text">
      <style:text-properties style:font-name="quote-cjk-patch, Inter, system-" fo:color="#404040"/>
    </style:style>
    <style:style style:name="P212" style:parent-style-name="Textbody" style:family="paragraph">
      <style:paragraph-properties fo:margin-bottom="0in" style:line-height-at-least="0.2916in" fo:margin-left="0in" fo:text-indent="0in">
        <style:tab-stops/>
      </style:paragraph-properties>
      <style:text-properties style:font-name="quote-cjk-patch, Inter, system-" fo:color="#404040"/>
    </style:style>
    <style:style style:name="P213" style:parent-style-name="Textbody" style:family="paragraph">
      <style:paragraph-properties fo:margin-bottom="0in" style:line-height-at-least="0.2916in" fo:margin-left="0in" fo:text-indent="0in">
        <style:tab-stops/>
      </style:paragraph-properties>
      <style:text-properties style:font-name="quote-cjk-patch, Inter, system-" fo:color="#404040"/>
    </style:style>
    <style:style style:name="P214" style:parent-style-name="Textbody" style:family="paragraph">
      <style:paragraph-properties fo:margin-bottom="0in" style:line-height-at-least="0.2916in" fo:margin-left="0in" fo:text-indent="0in">
        <style:tab-stops/>
      </style:paragraph-properties>
      <style:text-properties style:font-name="quote-cjk-patch, Inter, system-" fo:color="#404040"/>
    </style:style>
    <style:style style:name="P215" style:parent-style-name="Textbody" style:family="paragraph">
      <style:paragraph-properties fo:margin-bottom="0in" style:line-height-at-least="0.2916in" fo:margin-left="0in" fo:text-indent="0in">
        <style:tab-stops/>
      </style:paragraph-properties>
    </style:style>
    <style:style style:name="T216" style:parent-style-name="StrongEmphasis" style:family="text">
      <style:text-properties style:font-name="quote-cjk-patch, Inter, system-" fo:color="#404040"/>
    </style:style>
    <style:style style:name="T217" style:parent-style-name="Fuentedepárrafopredeter." style:family="text">
      <style:text-properties style:font-name="quote-cjk-patch, Inter, system-" fo:color="#404040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3"><text:span text:style-name="T2"><draw:frame draw:z-index="251658240" draw:id="id0" draw:style-name="a0" draw:name="Marco1" text:anchor-type="paragraph" svg:x="0in" svg:y="-0.02087in" svg:width="0.07569in" svg:height="0.31736in" style:rel-width="scale" style:rel-height="scale"><draw:text-box><text:p text:style-name="Textbody"/></draw:text-box><svg:title/><svg:desc/></draw:frame></text:span><text:span text:style-name="T3">1. KPIs de Consistencia Financiera y Contable</text:span></text:h>
      <text:p text:style-name="P4">Estos KPIs ayudan a detectar anomalías en los registros:</text:p>
      <text:list text:style-name="LFO1" text:continue-numbering="true">
        <text:list-item>
          <text:p text:style-name="P5"><text:span text:style-name="T6">Variación en margen bruto vs. industria</text:span><text:span text:style-name="T7">: Desviaciones significativas del<text:s/></text:span><text:span text:style-name="T8">promedio del sector pueden indicar manipulación de ingresos o costos.</text:span></text:p>
        </text:list-item>
        <text:list-item>
          <text:p text:style-name="P9"><text:span text:style-name="T10">Ratio de gastos no deducibles / gastos totales</text:span><text:span text:style-name="T11">: Un aumento injustificado puede señalar intentos de inflar gastos para reducir impuestos.</text:span></text:p>
        </text:list-item>
        <text:list-item>
          <text:p text:style-name="P12"><text:span text:style-name="T13">Discrepancias entre ventas declaradas y ventas re</text:span><text:span text:style-name="T14">ales (ej. facturación vs. flujo de caja)</text:span><text:span text:style-name="T15">: Si hay diferencias persistentes, podría haber subdeclaración.</text:span></text:p>
        </text:list-item>
        <text:list-item>
          <text:p text:style-name="P16"><text:span text:style-name="T17">Crecimiento de ingresos vs. crecimiento de clientes/proveedores</text:span><text:span text:style-name="T18">: Si los ingresos crecen mucho más que la base de clientes, podría haber sobrefacturación</text:span><text:span text:style-name="T19">.</text:span></text:p>
        </text:list-item>
      </text:list>
      <text:p text:style-name="P20"/>
      <text:h text:style-name="P21" text:outline-level="3"><text:span text:style-name="T22">2. KPIs de Operaciones y Transacciones</text:span></text:h>
      <text:p text:style-name="P23">Indicadores que exponen patrones sospechosos:</text:p>
      <text:list text:style-name="LFO2" text:continue-numbering="true">
        <text:list-item>
          <text:p text:style-name="P24"><text:span text:style-name="T25">Volumen de transacciones con "partes relacionadas"</text:span><text:span text:style-name="T26">: Alto volumen con empresas vinculadas sin justificación comercial puede indicar precios de transferencia manipulados.</text:span></text:p>
        </text:list-item>
        <text:list-item>
          <text:p text:style-name="P27"><text:span text:style-name="T28">Proporción de pagos en efectivo</text:span><text:span text:style-name="T29">: Un porcentaje elevado (fuera de lo normal para el sector) facilita el ocultamiento de ingresos.</text:span></text:p>
        </text:list-item>
        <text:list-item>
          <text:p text:style-name="P30"><text:span text:style-name="T31">Devoluciones o cancelaciones anómalas</text:span><text:span text:style-name="T32">: Picos injustificados pueden ser señal de facturas falsas.</text:span></text:p>
        </text:list-item>
        <text:list-item>
          <text:p text:style-name="P33"><text:span text:style-name="T34">Tiempo promedio entre emisión</text:span><text:span text:style-name="T35"><text:s/>de factura y pago</text:span><text:span text:style-name="T36">: Plazos demasiado largos o cortos pueden sugerir facturación ficticia.</text:span></text:p>
        </text:list-item>
      </text:list>
      <text:p text:style-name="P37"/>
      <text:h text:style-name="P38" text:outline-level="3"><text:span text:style-name="T39">3. KPIs de Cumplimiento y Documentación</text:span></text:h>
      <text:p text:style-name="P40">Para evaluar la robustez de los controles:</text:p>
      <text:list text:style-name="LFO3" text:continue-numbering="true">
        <text:list-item>
          <text:p text:style-name="P41"><text:span text:style-name="T42">Porcentaje de facturas con datos incompletos o errores</text:span><text:span text:style-name="T43">: Un alto % sugiere debilida</text:span><text:span text:style-name="T44">des en procesos que facilitan fraudes.</text:span></text:p>
        </text:list-item>
        <text:list-item>
          <text:p text:style-name="P45"><text:span text:style-name="T46">Tasa de discrepancia en inventarios (físico vs. contable)</text:span><text:span text:style-name="T47">: Diferencias recurrentes pueden indicar manipulación de activos.</text:span></text:p>
        </text:list-item>
        <text:list-item>
          <text:p text:style-name="P48"><text:span text:style-name="T49">Frecuencia de auditorías internas/externas</text:span><text:span text:style-name="T50">: Si son infrecuentes, hay mayor riesgo de fraudes n</text:span><text:span text:style-name="T51">o detectados.</text:span></text:p>
        </text:list-item>
      </text:list>
      <text:p text:style-name="P52"/>
      <text:soft-page-break/>
      <text:h text:style-name="P53" text:outline-level="3"><text:span text:style-name="T54">4. KPIs de Comportamiento de Usuarios/Empleados</text:span></text:h>
      <text:p text:style-name="P55">El fraude suele involucrar acciones internas:</text:p>
      <text:list text:style-name="LFO4" text:continue-numbering="true">
        <text:list-item>
          <text:p text:style-name="P56"><text:span text:style-name="T57">Accesos no autorizados a sistemas fiscales/contables</text:span><text:span text:style-name="T58">: Intentos de modificar datos sin autorización.</text:span></text:p>
        </text:list-item>
        <text:list-item>
          <text:p text:style-name="P59"><text:span text:style-name="T60">Rotación inusual de empleados en áreas clave<text:s/></text:span><text:span text:style-name="T61">(ej. contabilidad)</text:span><text:span text:style-name="T62">: Puede ser señal de encubrimiento.</text:span></text:p>
        </text:list-item>
        <text:list-item>
          <text:p text:style-name="P63"><text:span text:style-name="T64">Uso de proveedores "fantasma"</text:span><text:span text:style-name="T65">: Número de proveedores sin dirección física o datos verificables.</text:span></text:p>
        </text:list-item>
      </text:list>
      <text:p text:style-name="P66"/>
      <text:h text:style-name="P67" text:outline-level="3"><text:span text:style-name="T68">5. KPIs Tecnológicos y de Seguridad</text:span></text:h>
      <text:list text:style-name="LFO5" text:continue-numbering="true">
        <text:list-item>
          <text:p text:style-name="P69"><text:span text:style-name="T70">Número de incidentes de ciberseguridad en sistemas fiscales</text:span><text:span text:style-name="T71">: Ataques<text:s/></text:span><text:span text:style-name="T72">exitosos pueden comprometer datos.</text:span></text:p>
        </text:list-item>
        <text:list-item>
          <text:p text:style-name="P73"><text:span text:style-name="T74">Nivel de encriptación y acceso a datos sensibles</text:span><text:span text:style-name="T75">: Sistemas débiles facilitan la manipulación.</text:span></text:p>
        </text:list-item>
      </text:list>
      <text:p text:style-name="P76"/>
      <text:h text:style-name="P77" text:outline-level="3"><text:span text:style-name="T78">Cómo Priorizar Vulnerabilidades</text:span></text:h>
      <text:list text:style-name="LFO6" text:continue-numbering="true">
        <text:list-item>
          <text:p text:style-name="P79"><text:span text:style-name="T80">Benchmarking</text:span><text:span text:style-name="T81">: Comparar KPIs con estándares del sector para identificar outliers.</text:span></text:p>
        </text:list-item>
        <text:list-item>
          <text:p text:style-name="P82"><text:span text:style-name="T83">Análisis de<text:s/></text:span><text:span text:style-name="T84">tendencias</text:span><text:span text:style-name="T85">: Buscar cambios abruptos en métricas (ej. margen bruto que cae sin razón).</text:span></text:p>
        </text:list-item>
        <text:list-item>
          <text:p text:style-name="P86"><text:span text:style-name="T87">Correlaciones sospechosas</text:span><text:span text:style-name="T88">: Ej. aumento de "gastos" con disminución de impuestos pagados.</text:span></text:p>
        </text:list-item>
        <text:list-item>
          <text:p text:style-name="P89"><text:span text:style-name="T90">Simulación de ataques</text:span><text:span text:style-name="T91">: ¿Qué pasaría si alguien manipulara X KPI? ¿Qué controles l</text:span><text:span text:style-name="T92">o evitarían?</text:span></text:p>
        </text:list-item>
      </text:list>
      <text:p text:style-name="P93"/>
      <text:h text:style-name="P94" text:outline-level="3"><text:span text:style-name="T95">Herramientas Útiles</text:span></text:h>
      <text:list text:style-name="LFO7" text:continue-numbering="true">
        <text:list-item>
          <text:p text:style-name="P96"><text:span text:style-name="T97">Software de detección de anomalías</text:span><text:span text:style-name="T98"> (ej. ACL, IDEA, o soluciones de IA para análisis forense).</text:span></text:p>
        </text:list-item>
        <text:list-item>
          <text:p text:style-name="P99"><text:span text:style-name="T100">Auditoría continua</text:span><text:span text:style-name="T101"> con dashboards en tiempo real.</text:span></text:p>
        </text:list-item>
        <text:list-item>
          <text:p text:style-name="P102"><text:span text:style-name="T103">Checklists de riesgos fiscales</text:span><text:span text:style-name="T104"> basados en regulaciones locales (ej. SAT en Méx</text:span><text:span text:style-name="T105">ico, SII en Chile).</text:span></text:p>
        </text:list-item>
      </text:list>
      <text:p text:style-name="P106"><text:span text:style-name="T107">Para evitar el </text:span><text:span text:style-name="T108">blanqueo de capitales</text:span><text:span text:style-name="T109"> , es clave monitorear KPIs que detecten operaciones sospechosas, inconsistencias financieras y vulnerabilidades en los controles. Aquí tienes un enfoque basado en regulaciones internacionales (GAFI,<text:s/></text:span><text:span text:style-name="T110">FATCA, UE) y mejores prácticas:</text:span></text:p>
      <text:p text:style-name="P111"/>
      <text:h text:style-name="P112" text:outline-level="3"><text:span text:style-name="T113">1. KPIs de Detección de Operaciones Inusuales</text:span></text:h>
      <text:p text:style-name="P114">Indicadores que revelan transacciones potencialmente ilícitas:</text:p>
      <text:list text:style-name="LFO8" text:continue-numbering="true">
        <text:list-item>
          <text:p text:style-name="P115"><text:span text:style-name="T116">Volumen de transacciones en efectivo / límites legales</text:span><text:span text:style-name="T117">:</text:span></text:p>
          <text:list text:continue-numbering="true">
            <text:list-item>
              <text:p text:style-name="P118">Ejemplo: ¿Supera el 10% de los ingresos (umbral común en muchas jurisdicciones)?</text:p>
            </text:list-item>
            <text:list-item>
              <text:p text:style-name="P119"><text:span text:style-name="T120">KPI: </text:span><text:span text:style-name="T121">(Total depósitos en efectivo / Ingresos totales) × 100</text:span><text:span text:style-name="T122">.</text:span></text:p>
            </text:list-item>
          </text:list>
        </text:list-item>
        <text:list-item>
          <text:p text:style-name="P123"><text:span text:style-name="T124">Frecuencia de transacciones justo debajo del reporting obligatorio</text:span><text:span text:style-name="T125"> (ej. 9,999 USD en países con límite en 10,000 USD).</text:span></text:p>
        </text:list-item>
        <text:list-item>
          <text:p text:style-name="P126"><text:span text:style-name="T127">Proporción de transacciones con "jurisdicciones de<text:s/></text:span><text:span text:style-name="T128">riesgo"</text:span><text:span text:style-name="T129"> (paraísos fiscales, países en listas grises GAFI).</text:span></text:p>
        </text:list-item>
        <text:list-item>
          <text:p text:style-name="P130"><text:span text:style-name="T131">Cambios abruptos en el patrón de transacciones</text:span><text:span text:style-name="T132"> (ej. cliente que antes movía 1,000 USD/mes y ahora mueve 50,000 USD).</text:span></text:p>
        </text:list-item>
      </text:list>
      <text:p text:style-name="P133"/>
      <text:h text:style-name="P134" text:outline-level="3"><text:span text:style-name="T135">2. KPIs de Due Diligencia y Conocimiento del Cliente (KYC/CDD)</text:span></text:h>
      <text:p text:style-name="P136">Para evaluar la<text:s/>calidad de la verificación de identidad y riesgos:</text:p>
      <text:list text:style-name="LFO9" text:continue-numbering="true">
        <text:list-item>
          <text:p text:style-name="P137"><text:span text:style-name="T138">% de clientes con documentación incompleta o no actualizada</text:span><text:span text:style-name="T139">:</text:span></text:p>
          <text:list text:continue-numbering="true">
            <text:list-item>
              <text:p text:style-name="P140"><text:span text:style-name="T141">KPI: </text:span><text:span text:style-name="T142">(Clientes con KYC pendiente / Total clientes) × 100</text:span><text:span text:style-name="T143">.</text:span></text:p>
            </text:list-item>
          </text:list>
        </text:list-item>
        <text:list-item>
          <text:p text:style-name="P144"><text:span text:style-name="T145">Tiempo promedio para completar due diligence</text:span><text:span text:style-name="T146"> (si es alto, hay riesgo de brechas).</text:span></text:p>
        </text:list-item>
        <text:list-item>
          <text:p text:style-name="P147"><text:span text:style-name="T148">Núme</text:span><text:span text:style-name="T149">ro de clientes PEP (Personas Expuestas Políticamente) o de alto riesgo sin monitoreo reforzado</text:span><text:span text:style-name="T150">.</text:span></text:p>
        </text:list-item>
      </text:list>
      <text:p text:style-name="P151"/>
      <text:h text:style-name="P152" text:outline-level="3"><text:span text:style-name="T153">3. KPIs de Estructuras Opacas o Atípicas</text:span></text:h>
      <text:p text:style-name="P154">Detectar esquemas complejos para ocultar beneficiarios reales:</text:p>
      <text:list text:style-name="LFO10" text:continue-numbering="true">
        <text:list-item>
          <text:p text:style-name="P155"><text:span text:style-name="T156">Número de cuentas con beneficiarios finales no<text:s/></text:span><text:span text:style-name="T157">identificados</text:span><text:span text:style-name="T158">.</text:span></text:p>
        </text:list-item>
        <text:list-item>
          <text:p text:style-name="P159"><text:span text:style-name="T160">Transacciones con empresas "fantasma"</text:span><text:span text:style-name="T161"> (sin dirección física, actividad real o web verificable).</text:span></text:p>
        </text:list-item>
        <text:list-item>
          <text:p text:style-name="P162"><text:span text:style-name="T163">Uso excesivo de intermediarios o estructuras en cascada</text:span><text:span text:style-name="T164"> (ej. múltiples sociedades en diferentes jurisdicciones).</text:span></text:p>
        </text:list-item>
      </text:list>
      <text:p text:style-name="P165"/>
      <text:h text:style-name="P166" text:outline-level="3"><text:span text:style-name="T167">4. KPIs de Alertas y Reportes</text:span></text:h>
      <text:p text:style-name="P168">Eficacia de los sistemas de monitoreo:</text:p>
      <text:list text:style-name="LFO11" text:continue-numbering="true">
        <text:list-item>
          <text:p text:style-name="P169"><text:span text:style-name="T170">Ratio de alertas generadas vs. alertas reportadas a la autoridad</text:span><text:span text:style-name="T171">:</text:span></text:p>
          <text:list text:continue-numbering="true">
            <text:list-item>
              <text:p text:style-name="P172">Si es muy bajo, puede haber subreporteo.</text:p>
            </text:list-item>
          </text:list>
        </text:list-item>
        <text:list-item>
          <text:p text:style-name="P173"><text:span text:style-name="T174">Tiempo promedio entre detección y reporte a la UIF (Unidad de Inteligencia Financiera)</text:span><text:span text:style-name="T175">.</text:span></text:p>
        </text:list-item>
        <text:list-item>
          <text:p text:style-name="P176"><text:span text:style-name="T177">% de falsos positivos e</text:span><text:span text:style-name="T178">n alertas</text:span><text:span text:style-name="T179">: Si es alto, el sistema necesita ajustes.</text:span></text:p>
        </text:list-item>
      </text:list>
      <text:p text:style-name="P180"/>
      <text:h text:style-name="P181" text:outline-level="3"><text:span text:style-name="T182">5. KPIs de Cumplimiento Normativo</text:span></text:h>
      <text:list text:style-name="LFO12" text:continue-numbering="true">
        <text:list-item>
          <text:p text:style-name="P183"><text:span text:style-name="T184">Brechas en controles AML/CFT</text:span><text:span text:style-name="T185"> (Anti-Money Laundering / Combating Financing of Terrorism):</text:span></text:p>
          <text:list text:continue-numbering="true">
            <text:list-item>
              <text:p text:style-name="P186"><text:span text:style-name="T187">Ejemplo: </text:span><text:span text:style-name="T188">Número de hallazgos en auditorías AML / Total controles evaluados</text:span><text:span text:style-name="T189">.</text:span></text:p>
            </text:list-item>
          </text:list>
        </text:list-item>
        <text:list-item>
          <text:p text:style-name="P190"><text:span text:style-name="T191">Actualización de políticas AML</text:span><text:span text:style-name="T192">: ¿Se revisan anualmente según nuevas regulaciones?</text:span></text:p>
        </text:list-item>
      </text:list>
      <text:p text:style-name="P193"/>
      <text:h text:style-name="P194" text:outline-level="3"><text:span text:style-name="T195">6. KPIs Tecnológicos y de Seguridad</text:span></text:h>
      <text:list text:style-name="LFO13" text:continue-numbering="true">
        <text:list-item>
          <text:p text:style-name="P196"><text:span text:style-name="T197">Número de intentos de acceso no autorizado a sistemas de compliance</text:span><text:span text:style-name="T198">.</text:span></text:p>
        </text:list-item>
        <text:list-item>
          <text:p text:style-name="P199"><text:span text:style-name="T200">% de transacciones analizadas por IA/ML</text:span><text:span text:style-name="T201"> (sistemas avanzados reducen<text:s/></text:span><text:span text:style-name="T202">falsos negativos).</text:span></text:p>
        </text:list-item>
      </text:list>
      <text:p text:style-name="P203"/>
      <text:h text:style-name="P204" text:outline-level="3"><text:span text:style-name="T205">Cómo Priorizar Riesgos</text:span></text:h>
      <text:list text:style-name="LFO14" text:continue-numbering="true">
        <text:list-item>
          <text:p text:style-name="P206"><text:span text:style-name="T207">Análisis de outliers</text:span><text:span text:style-name="T208">: Usar percentiles (ej. transacciones en el top 1% de montos).</text:span></text:p>
        </text:list-item>
        <text:list-item>
          <text:p text:style-name="P209"><text:span text:style-name="T210">Red flags</text:span><text:span text:style-name="T211">:</text:span></text:p>
          <text:list text:continue-numbering="true">
            <text:list-item>
              <text:p text:style-name="P212">Clientes que rechazan proporcionar datos.</text:p>
            </text:list-item>
            <text:list-item>
              <text:p text:style-name="P213">Operaciones en horarios inusuales (ej. madrugada).</text:p>
            </text:list-item>
            <text:list-item>
              <text:p text:style-name="P214">Uso de criptomonedas sin justificación comercial.</text:p>
            </text:list-item>
          </text:list>
        </text:list-item>
        <text:list-item>
          <text:p text:style-name="P215"><text:span text:style-name="T216">Mapa de calor</text:span><text:span text:style-name="T217">: Asignar puntajes de riesgo por KPI (ej. alto riesgo si &gt;3 alertas/mes por cliente)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quote-cjk-patch, Inter, system-" svg:font-family="quote-cjk-patch, Inter, system-" style:font-family-generic="system"/>
    <style:font-face style:name="Menlo, 'Roboto Mono', 'Courier " svg:font-family="Menlo, 'Roboto Mono', 'Courier 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1965in"/>
      </text:list-level-style-number>
      <text:list-level-style-number text:level="2" style:num-suffix="." style:num-format="1">
        <style:list-level-properties text:space-before="0.7881in" text:min-label-width="0.1965in"/>
      </text:list-level-style-number>
      <text:list-level-style-number text:level="3" style:num-suffix="." style:num-format="1">
        <style:list-level-properties text:space-before="1.2805in" text:min-label-width="0.1965in"/>
      </text:list-level-style-number>
      <text:list-level-style-number text:level="4" style:num-suffix="." style:num-format="1">
        <style:list-level-properties text:space-before="1.7729in" text:min-label-width="0.1965in"/>
      </text:list-level-style-number>
      <text:list-level-style-number text:level="5" style:num-suffix="." style:num-format="1">
        <style:list-level-properties text:space-before="2.2652in" text:min-label-width="0.1965in"/>
      </text:list-level-style-number>
      <text:list-level-style-number text:level="6" style:num-suffix="." style:num-format="1">
        <style:list-level-properties text:space-before="2.7576in" text:min-label-width="0.1965in"/>
      </text:list-level-style-number>
      <text:list-level-style-number text:level="7" style:num-suffix="." style:num-format="1">
        <style:list-level-properties text:space-before="3.25in" text:min-label-width="0.1965in"/>
      </text:list-level-style-number>
      <text:list-level-style-number text:level="8" style:num-suffix="." style:num-format="1">
        <style:list-level-properties text:space-before="3.7423in" text:min-label-width="0.1965in"/>
      </text:list-level-style-number>
      <text:list-level-style-number text:level="9" style:num-suffix="." style:num-format="1">
        <style:list-level-properties text:space-before="4.2347in" text:min-label-width="0.1965in"/>
      </text:list-level-style-number>
    </text:list-style>
    <text:list-style style:name="LFO7">
      <text:list-level-style-bullet text:level="1" text:style-name="WW_CharLFO7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8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9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1965in"/>
      </text:list-level-style-number>
      <text:list-level-style-bullet text:level="2" text:style-name="WW_CharLFO14LVL2" text:bullet-char="•">
        <style:list-level-properties text:space-before="0in" text:min-label-width="0.1965in"/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cho Menarguez Fernández</meta:initial-creator>
    <dc:creator>nacho menarguez fernandez</dc:creator>
    <meta:creation-date>2025-06-24T15:10:00Z</meta:creation-date>
    <dc:date>2025-06-28T15:59:00Z</dc:date>
    <meta:template xlink:href="Normal.dotm" xlink:type="simple"/>
    <meta:editing-cycles>1</meta:editing-cycles>
    <meta:editing-duration>PT0S</meta:editing-duration>
    <meta:document-statistic meta:page-count="4" meta:paragraph-count="11" meta:word-count="910" meta:character-count="5905" meta:row-count="41" meta:non-whitespace-character-count="5006"/>
  </office:meta>
</office:document-meta>
</file>